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E10000008192B08F6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officeooo:paragraph-rsid="001c5433"/>
    </style:style>
    <style:style style:name="P3" style:family="paragraph" style:parent-style-name="Standard">
      <style:text-properties officeooo:rsid="00343a28" officeooo:paragraph-rsid="00343a28"/>
    </style:style>
    <style:style style:name="P4" style:family="paragraph" style:parent-style-name="Standard">
      <style:paragraph-properties fo:text-align="start" style:justify-single-word="false"/>
      <style:text-properties style:font-name="Arial1" fo:font-size="14pt" officeooo:rsid="001e0f76" officeooo:paragraph-rsid="001e0f76" style:font-size-asian="14pt" style:font-size-complex="14pt"/>
    </style:style>
    <style:style style:name="P5" style:family="paragraph" style:parent-style-name="Standard">
      <style:text-properties officeooo:rsid="00278eab" officeooo:paragraph-rsid="00278eab"/>
    </style:style>
    <style:style style:name="P6" style:family="paragraph" style:parent-style-name="Standard">
      <style:paragraph-properties fo:text-align="start" style:justify-single-word="false"/>
      <style:text-properties style:font-name="Arial1" fo:font-size="14pt" officeooo:rsid="001e0f76" officeooo:paragraph-rsid="002a3741" style:font-size-asian="14pt" style:font-size-complex="14pt"/>
    </style:style>
    <style:style style:name="P7" style:family="paragraph" style:parent-style-name="Standard">
      <style:text-properties officeooo:rsid="00331dfb" officeooo:paragraph-rsid="00343a28"/>
    </style:style>
    <style:style style:name="P8" style:family="paragraph" style:parent-style-name="Standard">
      <style:text-properties officeooo:rsid="00331dfb" officeooo:paragraph-rsid="00331dfb"/>
    </style:style>
    <style:style style:name="P9" style:family="paragraph" style:parent-style-name="Standard">
      <style:text-properties officeooo:paragraph-rsid="00331dfb"/>
    </style:style>
    <style:style style:name="P10" style:family="paragraph" style:parent-style-name="Standard">
      <style:paragraph-properties fo:text-align="start" style:justify-single-word="false"/>
      <style:text-properties officeooo:rsid="001e0f76" officeooo:paragraph-rsid="00255b06"/>
    </style:style>
    <style:style style:name="P11" style:family="paragraph" style:parent-style-name="Standard">
      <style:text-properties officeooo:rsid="00278eab" officeooo:paragraph-rsid="002b78ce"/>
    </style:style>
    <style:style style:name="P12" style:family="paragraph" style:parent-style-name="Standard">
      <style:text-properties officeooo:rsid="00278eab" officeooo:paragraph-rsid="00343a28"/>
    </style:style>
    <style:style style:name="P13" style:family="paragraph" style:parent-style-name="Standard">
      <style:text-properties officeooo:paragraph-rsid="00278eab"/>
    </style:style>
    <style:style style:name="P14" style:family="paragraph" style:parent-style-name="Standard">
      <style:paragraph-properties fo:text-align="start" style:justify-single-word="false"/>
      <style:text-properties officeooo:paragraph-rsid="00278eab"/>
    </style:style>
    <style:style style:name="P15" style:family="paragraph" style:parent-style-name="Standard">
      <style:text-properties officeooo:paragraph-rsid="00343a28"/>
    </style:style>
    <style:style style:name="T1" style:family="text">
      <style:text-properties officeooo:rsid="00278eab"/>
    </style:style>
    <style:style style:name="T2" style:family="text">
      <style:text-properties officeooo:rsid="003637f0"/>
    </style:style>
    <style:style style:name="T3" style:family="text">
      <style:text-properties officeooo:rsid="002a3741"/>
    </style:style>
    <style:style style:name="T4" style:family="text">
      <style:text-properties style:font-name="Arial1" fo:font-size="14pt" officeooo:rsid="001c5433" style:font-size-asian="14pt" style:font-size-complex="14pt"/>
    </style:style>
    <style:style style:name="T5" style:family="text">
      <style:text-properties style:font-name="Arial1" fo:font-size="14pt" officeooo:rsid="00278eab" style:font-size-asian="14pt" style:font-size-complex="14pt"/>
    </style:style>
    <style:style style:name="T6" style:family="text">
      <style:text-properties officeooo:rsid="00331dfb"/>
    </style:style>
    <style:style style:name="T7" style:family="text">
      <style:text-properties officeooo:rsid="00343a28"/>
    </style:style>
    <style:style style:name="T8" style:family="text">
      <style:text-properties officeooo:rsid="0038eec2"/>
    </style:style>
    <style:style style:name="T9" style:family="text">
      <style:text-properties officeooo:rsid="002b8961"/>
    </style:style>
    <style:style style:name="T10" style:family="text">
      <style:text-properties style:font-name="Arial1" fo:font-size="14pt" officeooo:rsid="002a3741" style:font-size-asian="14pt" style:font-size-complex="14pt"/>
    </style:style>
    <style:style style:name="T11" style:family="text">
      <style:text-properties style:font-name="Arial1" fo:font-size="14pt" style:font-size-asian="14pt" style:font-size-complex="14pt"/>
    </style:style>
    <style:style style:name="T12" style:family="text">
      <style:text-properties style:font-name="Arial1" fo:font-size="14pt" officeooo:rsid="002eaac1" style:font-size-asian="14pt" style:font-size-complex="14pt"/>
    </style:style>
    <style:style style:name="T13" style:family="text">
      <style:text-properties style:font-name="Arial1" fo:font-size="14pt" officeooo:rsid="001e0f76" style:font-size-asian="14pt" style:font-size-complex="14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<text:span text:style-name="T1">Informacje ogólne</text:span></text:p>
      <text:p text:style-name="Standard">Tytuł projektu: <text:span text:style-name="T2">Czy na MuZero można odpalić DOOM’a?</text:span></text:p>
      <text:p text:style-name="Standard">Podstawa projektu: Mastering Atari, Go, Chess and Shogi by Planning with a Learned Model</text:p>
      <text:p text:style-name="Standard"><text:a xlink:type="simple" xlink:href="https://arxiv.org/pdf/1911.08265" text:style-name="Internet_20_link" text:visited-style-name="Visited_20_Internet_20_Link">https://arxiv.org/pdf/1911.08265</text:a></text:p>
      <text:p text:style-name="Standard">Julian Schrittwieser, Ioannis Antonoglou, Thomas Hubert, Karen Simonyan, Laurent Sifre, Simon Schmitt, Arthur Guez, Edward Lockhart, Demis Hassabis, Thore Graepel, Timothy Lillicrap, David Silver</text:p>
      <text:p text:style-name="Standard"><text:span text:style-name="T3">Repozytorium</text:span>:</text:p>
      <text:p text:style-name="Standard"><text:a xlink:type="simple" xlink:href="https://github.com/MarekBorzyszkowski/MuZero_redone" text:style-name="Internet_20_link" text:visited-style-name="Visited_20_Internet_20_Link">https://github.com/MarekBorzyszkowski/MuZero_redone</text:a></text:p>
      <text:p text:style-name="Standard"/>
      <text:p text:style-name="P2"><text:span text:style-name="T4">2. </text:span><text:span text:style-name="T5">Cel projektu</text:span></text:p>
      <text:p text:style-name="P3">Próba powtórzenia eksperymentu z publikacji i rozszerzenie eksperymentu o nowe środowisko DOOM.</text:p>
      <text:p text:style-name="Standard"/>
      <text:p text:style-name="P4">3. <text:span text:style-name="T1">Przegląd artykułu</text:span></text:p>
      <text:p text:style-name="P5">Model/Algorytm bazowy: <text:span text:style-name="T6">MuZero</text:span></text:p>
      <text:p text:style-name="Standard">Streszczenie artykułu: <text:span text:style-name="T7">Przedstawienie algorytmu MuZero i porównanie jego osiągnięć względem istniejących rozwiązań.</text:span></text:p>
      <text:p text:style-name="P5">Kluczowe wnioski: <text:span text:style-name="T7">MuZero radzi sobie zarówno z grami wymagającymi planowania (takimi jak szachy, czy </text:span><text:span text:style-name="T8">G</text:span><text:span text:style-name="T7">o) oraz posiadającymi skomplikowany interfejs graficzny. <text:s/>MuZero łączy planowanie z brakiem odtworzonego w pełni środowiska, posiadając tylko dań i</text:span><text:span text:style-name="T8">st</text:span><text:span text:style-name="T7">otne informacje w warstwie ukrytej. Przez to sprawdza się w sytuacjach, gdzie nieznane jest całe środowisko, zachowując sprawność w momentach gdzie wymagane jest planowanie.</text:span></text:p>
      <text:p text:style-name="P5"/>
      <text:p text:style-name="P6"><text:span text:style-name="T3">4</text:span>. <text:span text:style-name="T1">Przegląd </text:span><text:span text:style-name="T9">literatury:</text:span></text:p>
      <text:p text:style-name="P7">Przydatne repozytoria:</text:p>
      <text:p text:style-name="P7"><text:span text:style-name="T7">implementacje MuZero:</text:span><text:line-break/><text:a xlink:type="simple" xlink:href="https://github.com/johan-gras/MuZero" text:style-name="Internet_20_link" text:visited-style-name="Visited_20_Internet_20_Link">https://github.com/johan-gras/MuZero</text:a></text:p>
      <text:p text:style-name="P8"><text:a xlink:type="simple" xlink:href="https://github.com/opendilab/LightZero" text:style-name="Internet_20_link" text:visited-style-name="Visited_20_Internet_20_Link">https://github.com/opendilab/LightZero</text:a></text:p>
      <text:p text:style-name="P8"><text:a xlink:type="simple" xlink:href="https://github.com/werner-duvaud/muzero-general" text:style-name="Internet_20_link" text:visited-style-name="Visited_20_Internet_20_Link">https://github.com/werner-duvaud/muzero-general</text:a></text:p>
      <text:p text:style-name="P3">Zbiór gier atari:</text:p>
      <text:p text:style-name="P8"><text:a xlink:type="simple" xlink:href="https://github.com/Farama-Foundation/Arcade-Learning-Environment" text:style-name="Internet_20_link" text:visited-style-name="Visited_20_Internet_20_Link">https://github.com/Farama-Foundation/Arcade-Learning-Environment</text:a></text:p>
      <text:p text:style-name="P8"><text:a xlink:type="simple" xlink:href="https://paperswithcode.com/dataset/dqn-replay-dataset" text:style-name="Internet_20_link" text:visited-style-name="Visited_20_Internet_20_Link">https://paperswithcode.com/dataset/dqn-replay-dataset</text:a></text:p>
      <text:p text:style-name="P3">Potencjalne inne środowiska do uczenia:</text:p>
      <text:p text:style-name="P8"><text:a xlink:type="simple" xlink:href="https://github.com/clvrai/awesome-rl-envs" text:style-name="Internet_20_link" text:visited-style-name="Visited_20_Internet_20_Link">https://github.com/clvrai/awesome-rl-envs</text:a></text:p>
      <text:p text:style-name="P9"><text:a xlink:type="simple" xlink:href="https://github.com/Farama-Foundation/ViZDoom" text:style-name="Internet_20_link" text:visited-style-name="Visited_20_Internet_20_Link"><text:span text:style-name="T6">https://github.com/Farama-Foundation/ViZDoom</text:span></text:a></text:p>
      <text:p text:style-name="Standard"/>
      <text:p text:style-name="P10"><text:span text:style-name="T10">5</text:span><text:span text:style-name="T11">. </text:span><text:span text:style-name="T5">Plan implementacji</text:span></text:p>
      <text:p text:style-name="P5">Wybrane narzędzia i biblioteki: <text:span text:style-name="T6">Python, </text:span><text:span text:style-name="T7">torch</text:span></text:p>
      <text:p text:style-name="P11">Wybrane środowisko gry: <text:span text:style-name="T6">Atari </text:span><text:span text:style-name="T7">60</text:span><text:span text:style-name="T6"> games </text:span></text:p>
      <text:p text:style-name="P12">Zaproponowane modyfikacje: <text:span text:style-name="T7">DOOM</text:span></text:p>
      <text:p text:style-name="P5">Podział zadań: <text:span text:style-name="T7">Marek – pisanie dokumentacji + trening/testy + integracja z grami</text:span></text:p>
      <text:p text:style-name="P3">Paulina – implementacja modelu i pierwsze testy</text:p>
      <text:p text:style-name="Standard"/>
      <text:p text:style-name="Standard"/>
      <text:p text:style-name="P4"><text:span text:style-name="T3">6</text:span>. <text:span text:style-name="T1">Wstępne Wyniki:</text:span></text:p>
      <text:p text:style-name="P5">Pierwsze obserwacje: <text:span text:style-name="T7">Model może być ciekawy do testów, gdyż podobno sprawdza się w grach wymagających predykcji, jak i wymagających graficznie. Mimo stwierdzeń autorów o jakości modelu, da się znaleźć zestawienia ukazujące, że model niekoniecznie radzi sobie aż tak dobrze względem konkurencji.</text:span></text:p>
      <text:p text:style-name="P13"><text:soft-page-break/><text:span text:style-name="T1">Problemy i wyzwania: </text:span><text:span text:style-name="T7">Sama implementacja może okazać się wyzwaniem, jak i nie znamy zapotrzebowania na moc obliczeniową. Dodatkowo pewną niepewnością może napawać niesprawdzone jeszcze środowisko DOOM.</text:span></text:p>
      <text:p text:style-name="Standard"/>
      <text:p text:style-name="P14"><text:span text:style-name="T12">7</text:span><text:span text:style-name="T13">. </text:span><text:span text:style-name="T5">Bibliografia:</text:span></text:p>
      <text:p text:style-name="P15"><text:a xlink:type="simple" xlink:href="https://arxiv.org/pdf/1911.08265" text:style-name="Internet_20_link" text:visited-style-name="Visited_20_Internet_20_Link">https://arxiv.org/pdf/1911.08265</text:a><text:span text:style-name="T6"><text:line-break/></text:span><text:a xlink:type="simple" xlink:href="https://github.com/johan-gras/MuZero" text:style-name="Internet_20_link" text:visited-style-name="Visited_20_Internet_20_Link"><text:span text:style-name="T6">https://github.com/johan-gras/MuZero</text:span></text:a></text:p>
      <text:p text:style-name="P7"><text:a xlink:type="simple" xlink:href="https://github.com/opendilab/LightZero" text:style-name="Internet_20_link" text:visited-style-name="Visited_20_Internet_20_Link">https://github.com/opendilab/LightZero</text:a></text:p>
      <text:p text:style-name="P7"><text:a xlink:type="simple" xlink:href="https://github.com/werner-duvaud/muzero-general" text:style-name="Internet_20_link" text:visited-style-name="Visited_20_Internet_20_Link">https://github.com/werner-duvaud/muzero-general</text:a></text:p>
      <text:p text:style-name="P7"><text:a xlink:type="simple" xlink:href="https://github.com/Farama-Foundation/Arcade-Learning-Environment" text:style-name="Internet_20_link" text:visited-style-name="Visited_20_Internet_20_Link">https://github.com/Farama-Foundation/Arcade-Learning-Environment</text:a></text:p>
      <text:p text:style-name="P7"><text:a xlink:type="simple" xlink:href="https://paperswithcode.com/dataset/dqn-replay-dataset" text:style-name="Internet_20_link" text:visited-style-name="Visited_20_Internet_20_Link">https://paperswithcode.com/dataset/dqn-replay-dataset</text:a></text:p>
      <text:p text:style-name="P7"><text:a xlink:type="simple" xlink:href="https://github.com/clvrai/awesome-rl-envs" text:style-name="Internet_20_link" text:visited-style-name="Visited_20_Internet_20_Link">https://github.com/clvrai/awesome-rl-envs</text:a></text:p>
      <text:p text:style-name="P15"><text:a xlink:type="simple" xlink:href="https://github.com/Farama-Foundation/ViZDoom" text:style-name="Internet_20_link" text:visited-style-name="Visited_20_Internet_20_Link"><text:span text:style-name="T6">https://github.com/Farama-Foundation/ViZDoom</text:span></text:a></text:p>
      <text:p text:style-name="Standard"><text:a xlink:type="simple" xlink:href="https://paperswithcode.com/sota/atari-games-100k-on-atari-100k" text:style-name="Internet_20_link" text:visited-style-name="Visited_20_Internet_20_Link">https://paperswithcode.com/sota/atari-games-100k-on-atari-100k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GB">£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8.8cm" style:auto-text-indent="false" style:page-number="auto" fo:background-color="transparent"/>
      <style:text-properties style:font-name="Arial1" fo:font-size="14pt" fo:font-weight="bold" officeooo:rsid="001c5433" officeooo:paragraph-rsid="00278eab" style:font-size-asian="14pt" style:font-weight-asian="bold" style:font-size-complex="14pt" style:font-weight-complex="bold"/>
    </style:style>
    <style:style style:name="MP2" style:family="paragraph" style:parent-style-name="Standard">
      <loext:graphic-properties draw:fill="none"/>
      <style:paragraph-properties fo:margin-left="0cm" fo:margin-right="0cm" fo:text-align="center" style:justify-single-word="false" fo:text-indent="8.8cm" style:auto-text-indent="false" fo:background-color="transparent"/>
      <style:text-properties style:font-name="Arial1" fo:font-size="14pt" officeooo:rsid="00278eab" officeooo:paragraph-rsid="00278eab" style:font-size-asian="14pt" style:font-size-complex="14pt"/>
    </style:style>
    <style:style style:name="MP3" style:family="paragraph" style:parent-style-name="Standard">
      <loext:graphic-properties draw:fill="none"/>
      <style:paragraph-properties fo:margin-left="0cm" fo:margin-right="0cm" fo:text-align="center" style:justify-single-word="false" fo:text-indent="8.8cm" style:auto-text-indent="false" fo:background-color="transparent"/>
      <style:text-properties style:font-name="Arial1" fo:font-size="10pt" officeooo:rsid="001c5433" officeooo:paragraph-rsid="00278eab" style:font-size-asian="10pt" style:font-size-complex="10pt"/>
    </style:style>
    <style:style style:name="MP4" style:family="paragraph" style:parent-style-name="Standard">
      <loext:graphic-properties draw:fill="none"/>
      <style:paragraph-properties fo:margin-left="0cm" fo:margin-right="0cm" fo:text-align="center" style:justify-single-word="false" fo:text-indent="7.5cm" style:auto-text-indent="false" fo:background-color="transparent"/>
      <style:text-properties style:font-name="Arial1" fo:font-size="10pt" officeooo:rsid="001c5433" officeooo:paragraph-rsid="00278eab" style:font-size-asian="10pt" style:font-size-complex="10pt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officeooo:rsid="00331dfb"/>
    </style:style>
    <style:style style:name="MT2" style:family="text">
      <style:text-properties officeooo:rsid="00221b74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.081cm" fo:margin-right="0.004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Obraz1" text:anchor-type="paragraph" svg:y="0.176cm" svg:width="8.67cm" svg:height="1.517cm" draw:z-index="1"><draw:image xlink:href="Pictures/10000001000002E10000008192B08F6F.png" xlink:type="simple" xlink:show="embed" xlink:actuate="onLoad" draw:mime-type="image/png"/></draw:frame>Głębokie Uczenie ze Wzmocnieniem</text:p>
        <text:p text:style-name="MP2">Milestone 1</text:p>
        <text:p text:style-name="MP3"><text:span text:style-name="MT1">Paulina</text:span> <text:span text:style-name="MT1">BRZĘCKA</text:span>, <text:span text:style-name="MT1">Marek BORZYSZKOWSKI</text:span></text:p>
        <text:p text:style-name="MP4"/>
      </style:header>
      <style:footer>
        <text:p text:style-name="MP5"><text:span text:style-name="MT2">Strona </text:span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8T15:46:31.509000000</meta:creation-date>
    <dc:date>2024-12-18T22:20:27.559000000</dc:date>
    <meta:editing-duration>P1DT1H29S</meta:editing-duration>
    <meta:editing-cycles>20</meta:editing-cycles>
    <meta:generator>LibreOffice/24.8.3.2$Windows_X86_64 LibreOffice_project/48a6bac9e7e268aeb4c3483fcf825c94556d9f92</meta:generator>
    <meta:document-statistic meta:table-count="0" meta:image-count="1" meta:object-count="0" meta:page-count="2" meta:paragraph-count="46" meta:word-count="291" meta:character-count="2892" meta:non-whitespace-character-count="2643"/>
  </office:meta>
</office:document-meta>
</file>